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657a"/>
    </style:style>
    <style:style style:name="P2" style:family="paragraph" style:parent-style-name="Standard">
      <style:text-properties fo:font-weight="bold" officeooo:rsid="000437bf" officeooo:paragraph-rsid="000d657a" style:font-weight-asian="bold" style:font-weight-complex="bold"/>
    </style:style>
    <style:style style:name="P3" style:family="paragraph" style:parent-style-name="Standard">
      <style:text-properties officeooo:rsid="000437bf" officeooo:paragraph-rsid="000d657a"/>
    </style:style>
    <style:style style:name="P4" style:family="paragraph" style:parent-style-name="Standard" style:list-style-name="L1">
      <style:text-properties officeooo:paragraph-rsid="000d657a"/>
    </style:style>
    <style:style style:name="P5" style:family="paragraph" style:parent-style-name="Standard" style:list-style-name="L1">
      <style:text-properties officeooo:rsid="00093a48" officeooo:paragraph-rsid="000d657a"/>
    </style:style>
    <style:style style:name="P6" style:family="paragraph" style:parent-style-name="Standard">
      <style:text-properties officeooo:rsid="00093a48" officeooo:paragraph-rsid="000d657a"/>
    </style:style>
    <style:style style:name="P7" style:family="paragraph" style:parent-style-name="Standard">
      <style:text-properties officeooo:rsid="000ae49b" officeooo:paragraph-rsid="000d657a"/>
    </style:style>
    <style:style style:name="P8" style:family="paragraph" style:parent-style-name="Standard">
      <style:text-properties officeooo:rsid="000985a7" officeooo:paragraph-rsid="000d657a"/>
    </style:style>
    <style:style style:name="P9" style:family="paragraph" style:parent-style-name="Standard">
      <style:text-properties officeooo:rsid="000960ca" officeooo:paragraph-rsid="000d657a"/>
    </style:style>
    <style:style style:name="P10" style:family="paragraph" style:parent-style-name="Standard">
      <style:text-properties officeooo:rsid="000b55b8" officeooo:paragraph-rsid="000d657a"/>
    </style:style>
    <style:style style:name="P11" style:family="paragraph" style:parent-style-name="Standard">
      <style:text-properties officeooo:paragraph-rsid="000e3547"/>
    </style:style>
    <style:style style:name="P12" style:family="paragraph" style:parent-style-name="Standard">
      <style:text-properties officeooo:rsid="00093a48" officeooo:paragraph-rsid="000e3547"/>
    </style:style>
    <style:style style:name="P13" style:family="paragraph" style:parent-style-name="Standard">
      <style:text-properties officeooo:paragraph-rsid="001492cb"/>
    </style:style>
    <style:style style:name="P14" style:family="paragraph" style:parent-style-name="Standard">
      <style:text-properties officeooo:rsid="00093a48" officeooo:paragraph-rsid="001492cb"/>
    </style:style>
    <style:style style:name="T1" style:family="text">
      <style:text-properties fo:font-weight="bold" officeooo:rsid="000437bf" style:font-weight-asian="bold" style:font-weight-complex="bold"/>
    </style:style>
    <style:style style:name="T2" style:family="text">
      <style:text-properties officeooo:rsid="000437bf"/>
    </style:style>
    <style:style style:name="T3" style:family="text">
      <style:text-properties officeooo:rsid="000d657a"/>
    </style:style>
    <style:style style:name="T4" style:family="text">
      <style:text-properties fo:font-weight="bold" officeooo:rsid="000985a7" style:font-weight-asian="bold" style:font-weight-complex="bold"/>
    </style:style>
    <style:style style:name="T5" style:family="text">
      <style:text-properties officeooo:rsid="0010b0d6"/>
    </style:style>
    <style:style style:name="T6" style:family="text">
      <style:text-properties officeooo:rsid="00129a03"/>
    </style:style>
    <style:style style:name="T7" style:family="text">
      <style:text-properties officeooo:rsid="000f5a62"/>
    </style:style>
    <style:style style:name="T8" style:family="text">
      <style:text-properties officeooo:rsid="00100a5c"/>
    </style:style>
    <style:style style:name="T9" style:family="text">
      <style:text-properties officeooo:rsid="000960ca"/>
    </style:style>
    <style:style style:name="T10" style:family="text">
      <style:text-properties fo:font-weight="bold" officeooo:rsid="000960ca" style:font-weight-asian="bold" style:font-weight-complex="bold"/>
    </style:style>
    <style:style style:name="T11" style:family="text">
      <style:text-properties officeooo:rsid="000985a7"/>
    </style:style>
    <style:style style:name="T12" style:family="text">
      <style:text-properties officeooo:rsid="000b55b8"/>
    </style:style>
    <style:style style:name="T13" style:family="text">
      <style:text-properties fo:font-style="normal" fo:font-weight="bold" officeooo:rsid="00100a5c" style:font-style-asian="normal" style:font-weight-asian="bold" style:font-style-complex="normal" style:font-weight-complex="bold"/>
    </style:style>
    <style:style style:name="T14" style:family="text">
      <style:text-properties fo:font-weight="bold" officeooo:rsid="00129a03" style:font-weight-asian="bold" style:font-weight-complex="bold"/>
    </style:style>
    <style:style style:name="T15" style:family="text">
      <style:text-properties officeooo:rsid="0010348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b55b8" style:font-weight-asian="bold" style:font-weight-complex="bold"/>
    </style:style>
    <style:style style:name="T18" style:family="text">
      <style:text-properties fo:font-weight="bold" officeooo:rsid="001492cb" style:font-weight-asian="bold" style:font-weight-complex="bold"/>
    </style:style>
    <style:style style:name="T19" style:family="text">
      <style:text-properties officeooo:rsid="001492cb"/>
    </style:style>
    <style:style style:name="T20" style:family="text">
      <style:text-properties officeooo:rsid="000e3547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 DE USO</text:span><text:span text:style-name="T2">: </text:span>Manter Biblioteca de Documentos <text:span text:style-name="T2"><text:line-break/><text:line-break/></text:span><text:span text:style-name="T1">Interação</text:span><text:span text:style-name="T2">: Colaborador Fabril, RH Júnior, RH Sênior<text:line-break/><text:line-break/></text:span><text:span text:style-name="T1">Objetivo:</text:span><text:span text:style-name="T2"> Registrar, Excluir </text:span><text:span text:style-name="T3">e </text:span><text:span text:style-name="T2">Visualizar </text:span><text:span text:style-name="T3">os documentos.</text:span><text:span text:style-name="T2"><text:line-break/><text:line-break/></text:span><text:span text:style-name="T4">Caso de Uso Participante: </text:span>Otimizar PDFs na versão Mobile.<text:span text:style-name="T2"><text:line-break/></text:span></text:p>
      <text:p text:style-name="P2">Fluxo Principal: </text:p>
      <text:p text:style-name="P3"/>
      <text:list text:style-name="L1">
        <text:list-item>
          <text:p text:style-name="P4"><text:span text:style-name="T2">O RH (Júnior ou Sênior) </text:span><text:span text:style-name="T5">seleciona a opção </text:span><text:span text:style-name="T6">para </text:span><text:span text:style-name="T2">cri</text:span><text:span text:style-name="T6">ar</text:span><text:span text:style-name="T7"> uma pasta para organizar os documentos de forma eficiente e clara seguindo um padrão que será definido pelo respectivo responsável </text:span><text:span text:style-name="T8">qu</text:span><text:span text:style-name="T7">e anexará cada documento dentro </text:span><text:span text:style-name="T6">das</text:span><text:span text:style-name="T7"> pasta</text:span><text:span text:style-name="T6">s</text:span><text:span text:style-name="T7">.</text:span></text:p>
        </text:list-item>
        <text:list-item>
          <text:p text:style-name="P5">O sistema verificará se <text:span text:style-name="T7">as nomenclaturas das pastas </text:span><text:span text:style-name="T6">estão corretas sem caracteres especiais e sempre em maiúsculo</text:span><text:span text:style-name="T7">.</text:span></text:p>
        </text:list-item>
        <text:list-item>
          <text:p text:style-name="P5">O sistema <text:span text:style-name="T8">identifica que está tudo OK, </text:span>cri<text:span text:style-name="T8">a</text:span> <text:span text:style-name="T8">a pasta</text:span> <text:span text:style-name="T9">e dispara um toast de sucesso.</text:span></text:p>
        </text:list-item>
      </text:list>
      <text:p text:style-name="P6"/>
      <text:p text:style-name="P1"><text:span text:style-name="T10">Fluxo Alternativo:</text:span><text:span text:style-name="T9"> </text:span><text:span text:style-name="T8">Adicionar Documento 4</text:span><text:span text:style-name="T11"><text:line-break/></text:span></text:p>
      <text:p text:style-name="P1"><text:span text:style-name="T12"><text:tab/></text:span><text:span text:style-name="T8">4</text:span><text:span text:style-name="T12">.1 </text:span><text:span text:style-name="T11">O RH </text:span><text:span text:style-name="T8">seleciona uma pasta já </text:span><text:span text:style-name="T13">criada</text:span><text:span text:style-name="T8"> no sistema e </text:span><text:span text:style-name="T5">clica na opção de </text:span><text:span text:style-name="T14">Adicionar</text:span><text:span text:style-name="T6"> <text:tab/>Documento.</text:span></text:p>
      <text:p text:style-name="P7"><text:span text:style-name="T12"><text:tab/></text:span><text:span text:style-name="T6">4</text:span><text:span text:style-name="T12">.2 </text:span>O sistema <text:span text:style-name="T6">verifica se a nomenclatura e a extensão do documento está correta</text:span>.</text:p>
      <text:p text:style-name="P7"><text:span text:style-name="T15"><text:tab/></text:span><text:span text:style-name="T6">4</text:span><text:span text:style-name="T15">.3</text:span> <text:span text:style-name="T15">O sistema </text:span><text:span text:style-name="T6">identifica que está tudo OK, adiciona o documento na pasta e dispara um toast de sucesso.</text:span></text:p>
      <text:p text:style-name="P8"/>
      <text:p text:style-name="P9"><text:span text:style-name="T16">Fluxo Alternativo: </text:span><text:span text:style-name="T12">Excluir </text:span><text:span text:style-name="T6">Documento 4</text:span></text:p>
      <text:p text:style-name="P9"/>
      <text:p text:style-name="P9"><text:span text:style-name="T12"><text:tab/></text:span><text:span text:style-name="T6">4</text:span><text:span text:style-name="T12">.1 O RH procurará o </text:span><text:span text:style-name="T6">Documento</text:span><text:span text:style-name="T12"> que quer </text:span><text:span text:style-name="T17">excluir</text:span><text:span text:style-name="T12"> e selecionará a opção de excluir para deletar o </text:span><text:span text:style-name="T18">Documento</text:span><text:span text:style-name="T12"> completamente.</text:span></text:p>
      <text:p text:style-name="P10"><text:tab/><text:span text:style-name="T6">4</text:span>.2 O sistema excluirá todos os vestígios daquele <text:span text:style-name="T18">Documento</text:span> definitivamente.</text:p>
      <text:p text:style-name="P9"/>
      <text:p text:style-name="P11"><text:span text:style-name="T10">Fluxo de Exceção:</text:span><text:span text:style-name="T9"> </text:span><text:span text:style-name="T19">Pasta</text:span><text:span text:style-name="T9"> Inválid</text:span><text:span text:style-name="T19">a</text:span><text:span text:style-name="T9"> </text:span><text:span text:style-name="T20">3</text:span><text:span text:style-name="T9"><text:line-break/></text:span></text:p>
      <text:p text:style-name="P12"><text:span text:style-name="T20">3.1 </text:span>O sistema <text:span text:style-name="T9">identifica que há </text:span><text:span text:style-name="T19">um erro</text:span><text:span text:style-name="T9"> e notifica o usuário </text:span><text:span text:style-name="T19">com o erro que for identificado (caracteres inválidos, nome repetido de pasta)</text:span><text:span text:style-name="T9">.</text:span></text:p>
      <text:p text:style-name="P12"/>
      <text:p text:style-name="P13"><text:span text:style-name="T10">Fluxo de Exceção:</text:span><text:span text:style-name="T9"> </text:span><text:span text:style-name="T19">Documento</text:span><text:span text:style-name="T9"> Inválid</text:span><text:span text:style-name="T19">o</text:span><text:span text:style-name="T9"> </text:span><text:span text:style-name="T19">4.3</text:span><text:span text:style-name="T9"><text:line-break/></text:span></text:p>
      <text:p text:style-name="P14"><text:span text:style-name="T20"><text:tab/>3.1 </text:span>O sistema <text:span text:style-name="T9">identifica que há </text:span><text:span text:style-name="T19">um erro</text:span><text:span text:style-name="T9"> e notifica o usuário </text:span><text:span text:style-name="T19">com o erro que for identificado (caracteres inválidos na nomenclatura do documento, nome repetido do documento, extensão inválida)</text:span><text:span text:style-name="T9">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7:13:11.041614600</meta:creation-date>
    <dc:date>2026-01-14T08:50:46.148271700</dc:date>
    <meta:editing-duration>PT8M45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6" meta:word-count="261" meta:character-count="1624" meta:non-whitespace-character-count="1366"/>
  </office:meta>
</office:document-meta>
</file>